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676" calcext:value-type="float">
            <text:p>35.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6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0232" calcext:value-type="float">
            <text:p>30.0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6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3032" calcext:value-type="float">
            <text:p>29.5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6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0784" calcext:value-type="float">
            <text:p>28.37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2702</text:p>
          </table:table-cell>
          <table:table-cell office:value-type="string" calcext:value-type="string">
            <text:p>TWDB:1162702</text:p>
          </table:table-cell>
          <table:table-cell office:value-type="string" calcext:value-type="string">
            <text:p>196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